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fo:font-weight="bold" officeooo:rsid="0000e9c7" officeooo:paragraph-rsid="0000e9c7" style:font-style-asian="normal" style:font-weight-asian="bold" style:font-style-complex="normal" style:font-weight-complex="bold"/>
    </style:style>
    <style:style style:name="P2" style:family="paragraph" style:parent-style-name="Standard">
      <style:text-properties fo:font-style="normal" fo:font-weight="bold" officeooo:paragraph-rsid="00018fce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rsid="00033cc3" officeooo:paragraph-rsid="00033cc3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83008" officeooo:paragraph-rsid="00083008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04ab07" officeooo:paragraph-rsid="0004ab07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fo:font-weight="bold" officeooo:rsid="0006640f" officeooo:paragraph-rsid="0006640f" style:font-style-asian="normal" style:font-weight-asian="bold" style:font-style-complex="normal" style:font-weight-complex="bold"/>
    </style:style>
    <style:style style:name="P7" style:family="paragraph" style:parent-style-name="Standard">
      <style:text-properties fo:font-style="normal" fo:font-weight="bold" officeooo:rsid="00079145" officeooo:paragraph-rsid="00079145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0bce4b" officeooo:paragraph-rsid="000bce4b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109ccc" officeooo:paragraph-rsid="00109ccc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bold" officeooo:rsid="0010cebe" officeooo:paragraph-rsid="0010cebe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officeooo:rsid="0000e9c7" officeooo:paragraph-rsid="0000e9c7" style:font-style-asian="normal" style:font-style-complex="normal"/>
    </style:style>
    <style:style style:name="P12" style:family="paragraph" style:parent-style-name="Standard">
      <style:text-properties fo:font-style="normal" officeooo:rsid="00018fce" officeooo:paragraph-rsid="00018fce" style:font-style-asian="normal" style:font-style-complex="normal"/>
    </style:style>
    <style:style style:name="P13" style:family="paragraph" style:parent-style-name="Standard">
      <style:text-properties fo:font-style="normal" officeooo:rsid="00033cc3" officeooo:paragraph-rsid="00033cc3" style:font-style-asian="normal" style:font-style-complex="normal"/>
    </style:style>
    <style:style style:name="P14" style:family="paragraph" style:parent-style-name="Standard">
      <style:text-properties fo:font-style="normal" officeooo:rsid="0004ab07" officeooo:paragraph-rsid="0004ab07" style:font-style-asian="normal" style:font-style-complex="normal"/>
    </style:style>
    <style:style style:name="P15" style:family="paragraph" style:parent-style-name="Standard">
      <style:text-properties fo:font-style="normal" officeooo:rsid="0006640f" officeooo:paragraph-rsid="0006640f" style:font-style-asian="normal" style:font-style-complex="normal"/>
    </style:style>
    <style:style style:name="P16" style:family="paragraph" style:parent-style-name="Standard">
      <style:text-properties fo:font-style="normal" officeooo:rsid="00079145" officeooo:paragraph-rsid="00079145" style:font-style-asian="normal" style:font-style-complex="normal"/>
    </style:style>
    <style:style style:name="P17" style:family="paragraph" style:parent-style-name="Standard">
      <style:text-properties fo:font-style="normal" officeooo:rsid="000bce4b" officeooo:paragraph-rsid="000bce4b" style:font-style-asian="normal" style:font-style-complex="normal"/>
    </style:style>
    <style:style style:name="P18" style:family="paragraph" style:parent-style-name="Standard">
      <style:text-properties fo:font-style="normal" fo:font-weight="normal" officeooo:rsid="00083008" officeooo:paragraph-rsid="00109ccc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109ccc" officeooo:paragraph-rsid="00109ccc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text-properties fo:font-style="normal" officeooo:rsid="0000e9c7" officeooo:paragraph-rsid="0000e9c7" style:font-style-asian="normal" style:font-style-complex="normal"/>
    </style:style>
    <style:style style:name="P21" style:family="paragraph" style:parent-style-name="Standard" style:list-style-name="L2">
      <style:text-properties fo:font-style="normal" officeooo:rsid="00090900" officeooo:paragraph-rsid="00090900" style:font-style-asian="normal" style:font-style-complex="normal"/>
    </style:style>
    <style:style style:name="P22" style:family="paragraph" style:parent-style-name="Standard" style:list-style-name="L3">
      <style:text-properties fo:font-style="normal" officeooo:rsid="00018fce" officeooo:paragraph-rsid="00018fce" style:font-style-asian="normal" style:font-style-complex="normal"/>
    </style:style>
    <style:style style:name="P23" style:family="paragraph" style:parent-style-name="Standard" style:list-style-name="L3">
      <style:text-properties fo:font-style="normal" officeooo:paragraph-rsid="00018fce" style:font-style-asian="normal" style:font-style-complex="normal"/>
    </style:style>
    <style:style style:name="P24" style:family="paragraph" style:parent-style-name="Standard" style:list-style-name="L4">
      <style:text-properties fo:font-style="normal" officeooo:rsid="00033cc3" officeooo:paragraph-rsid="00033cc3" style:font-style-asian="normal" style:font-style-complex="normal"/>
    </style:style>
    <style:style style:name="P25" style:family="paragraph" style:parent-style-name="Standard" style:list-style-name="L4">
      <style:text-properties fo:font-style="normal" officeooo:paragraph-rsid="00033cc3" style:font-style-asian="normal" style:font-style-complex="normal"/>
    </style:style>
    <style:style style:name="P26" style:family="paragraph" style:parent-style-name="Standard" style:list-style-name="L5">
      <style:text-properties fo:font-style="normal" officeooo:rsid="0004ab07" officeooo:paragraph-rsid="0004ab07" style:font-style-asian="normal" style:font-style-complex="normal"/>
    </style:style>
    <style:style style:name="P27" style:family="paragraph" style:parent-style-name="Standard" style:list-style-name="L6">
      <style:text-properties fo:font-style="normal" officeooo:paragraph-rsid="0006640f" style:font-style-asian="normal" style:font-style-complex="normal"/>
    </style:style>
    <style:style style:name="P28" style:family="paragraph" style:parent-style-name="Standard" style:list-style-name="L7">
      <style:text-properties fo:font-style="normal" officeooo:paragraph-rsid="0006640f" style:font-style-asian="normal" style:font-style-complex="normal"/>
    </style:style>
    <style:style style:name="P29" style:family="paragraph" style:parent-style-name="Standard" style:list-style-name="L8">
      <style:text-properties fo:font-style="normal" officeooo:rsid="00079145" officeooo:paragraph-rsid="00079145" style:font-style-asian="normal" style:font-style-complex="normal"/>
    </style:style>
    <style:style style:name="P30" style:family="paragraph" style:parent-style-name="Standard" style:list-style-name="L9">
      <style:text-properties fo:font-style="normal" officeooo:rsid="000c33bf" officeooo:paragraph-rsid="00137242" style:font-style-asian="normal" style:font-style-complex="normal"/>
    </style:style>
    <style:style style:name="P31" style:family="paragraph" style:parent-style-name="Standard" style:list-style-name="L9">
      <style:text-properties fo:font-style="normal" officeooo:rsid="000bce4b" officeooo:paragraph-rsid="000bce4b" style:font-style-asian="normal" style:font-style-complex="normal"/>
    </style:style>
    <style:style style:name="P32" style:family="paragraph" style:parent-style-name="Standard" style:list-style-name="L10">
      <style:text-properties fo:font-style="normal" officeooo:rsid="000bce4b" officeooo:paragraph-rsid="000bce4b" style:font-style-asian="normal" style:font-style-complex="normal"/>
    </style:style>
    <style:style style:name="P33" style:family="paragraph" style:parent-style-name="Standard" style:list-style-name="L13">
      <style:text-properties fo:font-style="normal" officeooo:rsid="00083008" officeooo:paragraph-rsid="000bce4b" style:font-style-asian="normal" style:font-style-complex="normal"/>
    </style:style>
    <style:style style:name="P34" style:family="paragraph" style:parent-style-name="Standard" style:list-style-name="L7">
      <style:text-properties fo:font-style="normal" fo:font-weight="bold" officeooo:rsid="000df0f3" officeooo:paragraph-rsid="000df0f3" style:font-style-asian="normal" style:font-weight-asian="bold" style:font-style-complex="normal" style:font-weight-complex="bold"/>
    </style:style>
    <style:style style:name="P35" style:family="paragraph" style:parent-style-name="Standard" style:list-style-name="L11">
      <style:text-properties fo:font-style="normal" fo:font-weight="normal" officeooo:rsid="00109ccc" officeooo:paragraph-rsid="00109ccc" style:font-style-asian="normal" style:font-weight-asian="normal" style:font-style-complex="normal" style:font-weight-complex="normal"/>
    </style:style>
    <style:style style:name="P36" style:family="paragraph" style:parent-style-name="Standard" style:list-style-name="L12">
      <style:text-properties fo:font-style="normal" fo:font-weight="normal" officeooo:rsid="00109ccc" officeooo:paragraph-rsid="00109ccc" style:font-style-asian="normal" style:font-weight-asian="normal" style:font-style-complex="normal" style:font-weight-complex="normal"/>
    </style:style>
    <style:style style:name="P37" style:family="paragraph" style:parent-style-name="Standard" style:list-style-name="L2">
      <style:text-properties officeooo:paragraph-rsid="00083008"/>
    </style:style>
    <style:style style:name="P38" style:family="paragraph" style:parent-style-name="Standard" style:list-style-name="L9">
      <style:text-properties officeooo:paragraph-rsid="00137242"/>
    </style:style>
    <style:style style:name="P39" style:family="paragraph" style:parent-style-name="Standard" style:list-style-name="L10">
      <style:text-properties officeooo:paragraph-rsid="000bce4b"/>
    </style:style>
    <style:style style:name="P40" style:family="paragraph" style:parent-style-name="Standard" style:list-style-name="L13">
      <style:text-properties officeooo:paragraph-rsid="000bce4b"/>
    </style:style>
    <style:style style:name="T1" style:family="text">
      <style:text-properties officeooo:rsid="00018fc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18fce" style:font-weight-asian="bold" style:font-weight-complex="bold"/>
    </style:style>
    <style:style style:name="T4" style:family="text">
      <style:text-properties fo:font-weight="bold" officeooo:rsid="00033cc3" style:font-weight-asian="bold" style:font-weight-complex="bold"/>
    </style:style>
    <style:style style:name="T5" style:family="text">
      <style:text-properties fo:font-weight="bold" officeooo:rsid="0006640f" style:font-weight-asian="bold" style:font-weight-complex="bold"/>
    </style:style>
    <style:style style:name="T6" style:family="text">
      <style:text-properties officeooo:rsid="00033cc3"/>
    </style:style>
    <style:style style:name="T7" style:family="text">
      <style:text-properties officeooo:rsid="0006640f"/>
    </style:style>
    <style:style style:name="T8" style:family="text">
      <style:text-properties fo:font-style="normal" officeooo:rsid="00083008" style:font-style-asian="normal" style:font-style-complex="normal"/>
    </style:style>
    <style:style style:name="T9" style:family="text">
      <style:text-properties fo:font-style="normal" officeooo:rsid="0000e9c7" style:font-style-asian="normal" style:font-style-complex="normal"/>
    </style:style>
    <style:style style:name="T10" style:family="text">
      <style:text-properties fo:font-style="normal" officeooo:rsid="000bce4b" style:font-style-asian="normal" style:font-style-complex="normal"/>
    </style:style>
    <style:style style:name="T11" style:family="text">
      <style:text-properties fo:font-style="normal" officeooo:rsid="000c33bf" style:font-style-asian="normal" style:font-style-complex="normal"/>
    </style:style>
    <style:style style:name="T12" style:family="text">
      <style:text-properties fo:font-style="normal" officeooo:rsid="0012789a" style:font-style-asian="normal" style:font-style-complex="normal"/>
    </style:style>
    <style:style style:name="T13" style:family="text">
      <style:text-properties fo:font-style="normal" officeooo:rsid="00137242" style:font-style-asian="normal" style:font-style-complex="normal"/>
    </style:style>
    <style:style style:name="T14" style:family="text">
      <style:text-properties fo:font-style="normal" fo:font-weight="bold" officeooo:rsid="00083008" style:font-style-asian="normal" style:font-style-complex="normal"/>
    </style:style>
    <style:style style:name="T15" style:family="text">
      <style:text-properties fo:font-style="normal" fo:font-weight="bold" officeooo:rsid="000bce4b" style:font-style-asian="normal" style:font-weight-asian="bold" style:font-style-complex="normal" style:font-weight-complex="bold"/>
    </style:style>
    <style:style style:name="T16" style:family="text">
      <style:text-properties officeooo:rsid="00109ccc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3724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design</text:p>
      <text:p text:style-name="P11"/>
      <text:list xml:id="list6610050503736781165" text:style-name="L1">
        <text:list-item>
          <text:p text:style-name="P20">Software design deals with transforming the customer requirements, as described in the SRS document, into a form (a set of documents) that is suitable for implementation in a programming language.</text:p>
        </text:list-item>
        <text:list-item>
          <text:p text:style-name="P20">A good software design is seldom arrived by using a single step procedure but rather through several iterations, through a series of steps</text:p>
        </text:list-item>
        <text:list-item>
          <text:p text:style-name="P20">Design activities can be broadly classified into two important parts: </text:p>
          <text:list>
            <text:list-item>
              <text:p text:style-name="P20">Preliminary (or high-level) design and </text:p>
            </text:list-item>
            <text:list-item>
              <text:p text:style-name="P20">Detailed design.</text:p>
            </text:list-item>
          </text:list>
        </text:list-item>
      </text:list>
      <text:p text:style-name="P11"/>
      <text:p text:style-name="P4">Modules</text:p>
      <text:list xml:id="list559018721577326297" text:style-name="L2">
        <text:list-item>
          <text:p text:style-name="P37"><text:span text:style-name="T9">Conceptually, modules represent a </text:span><text:a xlink:type="simple" xlink:href="http://en.wikipedia.org/wiki/Separation_of_concerns"><text:span text:style-name="T9">separation of concerns</text:span></text:a><text:span text:style-name="T8">(S</text:span><text:span text:style-name="T12">OC</text:span><text:span text:style-name="T8">)</text:span><text:span text:style-name="T9">, and improve </text:span><text:a xlink:type="simple" xlink:href="http://en.wikipedia.org/wiki/Maintainability"><text:span text:style-name="T9">maintainability</text:span></text:a><text:span text:style-name="T9"> by enforcing logical boundaries between components </text:span><text:span text:style-name="T8">of a software system</text:span><text:span text:style-name="T9">.</text:span></text:p>
        </text:list-item>
        <text:list-item>
          <text:p text:style-name="P37"><text:span text:style-name="T8">They are representative of </text:span><text:span text:style-name="T9">separating the functionality of a program into independent, interchangeable </text:span><text:span text:style-name="T14">units</text:span><text:span text:style-name="T9">, such that each contains everything necessary to execute only one aspect of the desired functionality.</text:span></text:p>
        </text:list-item>
        <text:list-item>
          <text:p text:style-name="P37"><text:span text:style-name="T8">Modules are</text:span><text:span text:style-name="T9"> typically incorporated into the program through </text:span><text:a xlink:type="simple" xlink:href="http://en.wikipedia.org/wiki/Interface_%28computer_science%29"><text:span text:style-name="T9">interfaces</text:span></text:a><text:span text:style-name="T9">. A module interface expresses the elements that are provided and required by the module. The elements defined in the interface are detectable by other modules. The </text:span><text:a xlink:type="simple" xlink:href="http://en.wikipedia.org/wiki/Implementation"><text:span text:style-name="T9">implementation</text:span></text:a><text:span text:style-name="T9"> contains the working code that corresponds to the elements declared in the interface.</text:span></text:p>
        </text:list-item>
        <text:list-item>
          <text:p text:style-name="P21">In object oriented programming, a class is an implementation of a module.</text:p>
        </text:list-item>
      </text:list>
      <text:p text:style-name="P11"/>
      <text:p text:style-name="P2"><text:span text:style-name="T1">Preliminary or High-level design</text:span></text:p>
      <text:list xml:id="list1632478754146313240" text:style-name="L3">
        <text:list-item>
          <text:p text:style-name="P22">High-level design means identification of different modules and the control relationships among them and the definition of the interfaces among these modules. </text:p>
        </text:list-item>
        <text:list-item>
          <text:p text:style-name="P23"><text:span text:style-name="T1">The outcome of high-level design is called the </text:span><text:span text:style-name="T3">program structure</text:span><text:span text:style-name="T1"> or </text:span><text:span text:style-name="T3">software architecture</text:span><text:span text:style-name="T1">.</text:span></text:p>
        </text:list-item>
        <text:list-item>
          <text:p text:style-name="P22">Many different types of notations have been used to represent a high-level design.</text:p>
          <text:list>
            <text:list-item>
              <text:p text:style-name="P23"><text:span text:style-name="T1">A popular way is to use a tree-like diagram called the </text:span><text:span text:style-name="T3">structure chart</text:span><text:span text:style-name="T1"> to represent the control hierarchy in a high-level design. </text:span></text:p>
            </text:list-item>
            <text:list-item>
              <text:p text:style-name="P23"><text:span text:style-name="T1">However, other notations such as </text:span><text:span text:style-name="T3">Jackson diagram</text:span><text:span text:style-name="T1"> or </text:span><text:span text:style-name="T3">Warnier-Orr diagram</text:span><text:span text:style-name="T1"> can also be used.</text:span></text:p>
            </text:list-item>
          </text:list>
        </text:list-item>
      </text:list>
      <text:p text:style-name="P12"/>
      <text:p text:style-name="P3">Detailed design</text:p>
      <text:list xml:id="list3937465882259674137" text:style-name="L4">
        <text:list-item>
          <text:p text:style-name="P24">During detailed design, the data structure and the algorithms of the different modules are designed. </text:p>
        </text:list-item>
        <text:list-item>
          <text:p text:style-name="P25"><text:span text:style-name="T6">The outcome of the detailed design stage is usually known as the </text:span><text:span text:style-name="T4">module-specification document</text:span><text:span text:style-name="T6">.</text:span></text:p>
        </text:list-item>
      </text:list>
      <text:p text:style-name="P13"/>
      <text:p text:style-name="P5">Difference between requirement-analysis and design</text:p>
      <text:list xml:id="list1246305234324730985" text:style-name="L5">
        <text:list-item>
          <text:p text:style-name="P26">The aim of analysis is to understand the problem with a view to eliminate any deficiencies in the requirement specification such as incompleteness, inconsistencies, etc. The model which we are trying to build may be or may not be ready. </text:p>
        </text:list-item>
        <text:list-item>
          <text:p text:style-name="P26">The aim of design is to produce a model that will provide a seamless transition to the coding phase, i.e. once the requirements are analyzed and found to be satisfactory, a design model is created which can be easily implemented.</text:p>
        </text:list-item>
      </text:list>
      <text:p text:style-name="P14"/>
      <text:p text:style-name="P6">Items developed during the software design phase </text:p>
      <text:p text:style-name="P15">For a design to be easily implemented in a conventional programming language, the following items must be designed during the design phase.</text:p>
      <text:list xml:id="list4478208733253521471" text:style-name="L6">
        <text:list-item>
          <text:p text:style-name="P27"><text:soft-page-break/><text:span text:style-name="T7">Different </text:span><text:span text:style-name="T5">modules</text:span><text:span text:style-name="T7"> required to implement the design solution. </text:span></text:p>
        </text:list-item>
        <text:list-item>
          <text:p text:style-name="P27"><text:span text:style-name="T5">Control relationship</text:span><text:span text:style-name="T7"> among the identified modules. The relationship is also known as the call relationship or invocation relationship among modules. </text:span></text:p>
        </text:list-item>
        <text:list-item>
          <text:p text:style-name="P27"><text:span text:style-name="T5">Interface</text:span><text:span text:style-name="T7"> among different modules. The interface among different modules identifies the exact data items exchanged among the modules. </text:span></text:p>
        </text:list-item>
        <text:list-item>
          <text:p text:style-name="P27"><text:span text:style-name="T5">Data structures</text:span><text:span text:style-name="T7"> of the individual modules. </text:span></text:p>
        </text:list-item>
        <text:list-item>
          <text:p text:style-name="P27"><text:span text:style-name="T5">Algorithms</text:span><text:span text:style-name="T7"> required to implement each individual module. </text:span></text:p>
        </text:list-item>
      </text:list>
      <text:p text:style-name="P15"/>
      <text:p text:style-name="P6">Characteristics of good software design</text:p>
      <text:p text:style-name="P15">The criteria used to judge how good a given design solution is can vary widely depending upon the application. A few desirable characteristics are</text:p>
      <text:list xml:id="list5966711133491214808" text:style-name="L7">
        <text:list-item>
          <text:p text:style-name="P28"><text:span text:style-name="T5">Correctness</text:span><text:span text:style-name="T7">: A good design should correctly implement all the functionalities identified in the SRS document. </text:span></text:p>
        </text:list-item>
        <text:list-item>
          <text:p text:style-name="P28"><text:span text:style-name="T5">Understandability</text:span><text:span text:style-name="T7">: A good design is easily understandable. </text:span></text:p>
        </text:list-item>
        <text:list-item>
          <text:p text:style-name="P28"><text:span text:style-name="T5">Efficiency</text:span><text:span text:style-name="T7">: It should be efficient. </text:span></text:p>
        </text:list-item>
        <text:list-item>
          <text:p text:style-name="P28"><text:span text:style-name="T5">Maintainability</text:span><text:span text:style-name="T7">: It should be easily amenable to change.</text:span></text:p>
        </text:list-item>
        <text:list-item>
          <text:p text:style-name="P34">Functional Independence<text:span text:style-name="T17">: </text:span><text:span text:style-name="T18">The modules should have high cohesion and low coupling</text:span></text:p>
        </text:list-item>
      </text:list>
      <text:p text:style-name="P15"/>
      <text:p text:style-name="P7">Features of a design document </text:p>
      <text:p text:style-name="P16">In order to facilitate understandability, the design should have the following features: </text:p>
      <text:list xml:id="list9207947191566528883" text:style-name="L8">
        <text:list-item>
          <text:p text:style-name="P29">It should use consistent and meaningful names for various design components. </text:p>
        </text:list-item>
        <text:list-item>
          <text:p text:style-name="P29">The design should be modular. The term modularity means that it should use a cleanly decomposed set of modules.</text:p>
        </text:list-item>
        <text:list-item>
          <text:p text:style-name="P29">It should neatly arrange the modules in a hierarchy, e.g. in a tree-like diagram.</text:p>
        </text:list-item>
      </text:list>
      <text:p text:style-name="P16"/>
      <text:p text:style-name="P8">Functional independence </text:p>
      <text:list xml:id="list7586501600466420617" text:style-name="L9">
        <text:list-item>
          <text:p text:style-name="P30">Most researchers and engineers agree that a good software design implies clean decomposition of the problem into modules, and the neat arrangement of these modules in a hierarchy. The primary characteristics of neat module decomposition are </text:p>
          <text:list>
            <text:list-item>
              <text:p text:style-name="P38"><text:span text:style-name="T13">H</text:span><text:span text:style-name="T11">igh </text:span><text:a xlink:type="simple" xlink:href="../Cohesion.odt"><text:span text:style-name="T11">cohesion</text:span></text:a><text:span text:style-name="T11"> and </text:span></text:p>
            </text:list-item>
            <text:list-item>
              <text:p text:style-name="P38"><text:span text:style-name="T13">L</text:span><text:span text:style-name="T11">ow </text:span><text:a xlink:type="simple" xlink:href="../Coupling.odt"><text:span text:style-name="T11">coupling</text:span></text:a><text:span text:style-name="T11">.</text:span></text:p>
            </text:list-item>
          </text:list>
        </text:list-item>
        <text:list-item>
          <text:p text:style-name="P31">A module having high cohesion and low coupling is said to be functionally independent of other modules. </text:p>
        </text:list-item>
        <text:list-item>
          <text:p text:style-name="P31">By the term functional independence, we mean that a cohesive module performs a single task or function. </text:p>
        </text:list-item>
        <text:list-item>
          <text:p text:style-name="P31">A functionally independent module has minimal interaction with other modules. </text:p>
        </text:list-item>
      </text:list>
      <text:p text:style-name="P17"/>
      <text:p text:style-name="P8">Need for functional independence</text:p>
      <text:p text:style-name="P17">Functional independence is a key to any good design due to the following reasons: </text:p>
      <text:list xml:id="list645117757882922332" text:style-name="L10">
        <text:list-item>
          <text:p text:style-name="P39"><text:span text:style-name="T15">Error isolation</text:span><text:span text:style-name="T10">: Functional independence reduces error propagation. The reason behind this is that if a module </text:span><text:span text:style-name="T13">has low coupling</text:span><text:span text:style-name="T10">, its degree of interaction with the other modules is less. Therefore, any error <text:s/>existing in a module would not directly effect the other modules. </text:span></text:p>
        </text:list-item>
        <text:list-item>
          <text:p text:style-name="P39"><text:span text:style-name="T15">Scope of reuse</text:span><text:span text:style-name="T10">: Reuse of a module becomes possible. Because each module does some well-defined and precise function, the interaction of the module with the other modules is simple and minimal. Therefore, a cohesive module can be easily taken out and reused in a different program. </text:span></text:p>
        </text:list-item>
        <text:list-item>
          <text:p text:style-name="P32"><text:span text:style-name="T2">Understandability</text:span>: Complexity of the design is reduced, because different modules can be understood in isolation as modules are more or less independent of each other. </text:p>
        </text:list-item>
      </text:list>
      <text:p text:style-name="P17"/>
      <text:p text:style-name="P9">Function-oriented design</text:p>
      <text:list xml:id="list8404049183377108438" text:style-name="L11">
        <text:list-item>
          <text:p text:style-name="P35"><text:soft-page-break/>The basic abstraction is real-world functions. A system is viewed as something that performs a set of functions. Starting at this high-level view of the system, each function is successively refined into more detailed functions.</text:p>
        </text:list-item>
        <text:list-item>
          <text:p text:style-name="P35">The system state is centralized and shared among different functions, e.g. data such as member-records is available for reference and updation to several functions.</text:p>
        </text:list-item>
        <text:list-item>
          <text:p text:style-name="P35">Function-oriented techniques such as SA/SD group functions together (form modules) if, as a group, they constitute a higher-level function. </text:p>
        </text:list-item>
      </text:list>
      <text:p text:style-name="P19"/>
      <text:p text:style-name="P9">Object-oriented design</text:p>
      <text:list xml:id="list5937750923917499710" text:style-name="L12">
        <text:list-item>
          <text:p text:style-name="P36">The basic abstraction is real-world entities. The system is viewed as collection of objects. </text:p>
        </text:list-item>
        <text:list-item>
          <text:p text:style-name="P36">The state is decentralized among the objects and each object manages its own state information. Similar objects constitute a class. In other words, each object is a member of some class. Classes may inherit features from super class. </text:p>
        </text:list-item>
        <text:list-item>
          <text:p text:style-name="P36">Of course, somewhere or other the real-world functions must be implemented. The functions are usually associated with specific real-world entities (objects); they directly access only part of the system state information. In fact, the functions defined for one object cannot refer or change data of other objects.</text:p>
        </text:list-item>
        <text:list-item>
          <text:p text:style-name="P36">Conceptually, objects communicate by message passing.</text:p>
        </text:list-item>
        <text:list-item>
          <text:p text:style-name="P36">On the other hand, object-oriented techniques group functions together on the basis of the data they operate on(Communicational <text:s/>cohesion).</text:p>
        </text:list-item>
      </text:list>
      <text:p text:style-name="P19"/>
      <text:p text:style-name="P10">Grady Booch says</text:p>
      <text:p text:style-name="P18"><text:span text:style-name="T16">“Identify verbs if you are after procedural design and nouns if you are after object-oriented design” </text:span></text:p>
      <text:p text:style-name="P4"/>
      <text:p text:style-name="P4">References</text:p>
      <text:list xml:id="list2648568591236191023" text:style-name="L13">
        <text:list-item>
          <text:p text:style-name="P33">Mall</text:p>
        </text:list-item>
        <text:list-item>
          <text:p text:style-name="P40"><text:a xlink:type="simple" xlink:href="http://en.wikipedia.org/wiki/Cohesion_(computer_science)"><text:span text:style-name="T10">Wikipedia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17T16:15:22</meta:creation-date>
    <dc:date>2014-02-28T07:31:33.102169720</dc:date>
    <dc:creator>Kempa </dc:creator>
    <meta:editing-duration>PT2H21M27S</meta:editing-duration>
    <meta:editing-cycles>22</meta:editing-cycles>
    <meta:generator>LibreOffice/4.1.3.2$Linux_x86 LibreOffice_project/410m0$Build-2</meta:generator>
    <meta:document-statistic meta:table-count="0" meta:image-count="0" meta:object-count="0" meta:page-count="3" meta:paragraph-count="69" meta:word-count="1108" meta:character-count="7138" meta:non-whitespace-character-count="6115"/>
  </office:meta>
</office:document-meta>
</file>